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3"/>
    <style:style style:name="P2" style:family="paragraph" style:parent-style-name="Standard">
      <style:paragraph-properties fo:margin-left="0in" fo:margin-right="0in" fo:text-indent="0in" style:auto-text-indent="true"/>
    </style:style>
    <style:style style:name="P3" style:family="paragraph" style:parent-style-name="Standard" style:list-style-name="L1">
      <style:paragraph-properties fo:margin-left="0in" fo:margin-right="0in" fo:text-indent="0in" style:auto-text-indent="true"/>
    </style:style>
    <style:style style:name="P4" style:family="paragraph" style:parent-style-name="Text_20_body" style:list-style-name="L2"/>
    <style:style style:name="P5" style:family="paragraph" style:parent-style-name="Text_20_body">
      <style:paragraph-properties fo:margin-left="0in" fo:margin-right="0in" fo:text-indent="0in" style:auto-text-indent="true"/>
    </style:style>
    <style:style style:name="P6" style:family="paragraph" style:parent-style-name="Text_20_body" style:list-style-name="L2">
      <style:paragraph-properties fo:margin-left="0in" fo:margin-right="0in" fo:text-indent="0in" style:auto-text-indent="true"/>
    </style:style>
    <style:style style:name="P7" style:family="paragraph" style:parent-style-name="Text_20_body" style:list-style-name="L2">
      <style:paragraph-properties fo:margin-left="0.4925in" fo:margin-right="0in" fo:text-indent="0in" style:auto-text-indent="true"/>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arning how to learn – Assignment 2</text:h>
      <text:h text:style-name="Heading_20_2" text:outline-level="2">Chunking, memory and key techniques proven by research to help students learn most effectively</text:h>
      <text:h text:style-name="Heading_20_3" text:outline-level="3">Chunking</text:h>
      <text:p text:style-name="P2">Chunk is collection of pieces of information that is bound together through meaning. Process of forming chunks allows those individual pieces of information to be compressed in memory. And it is crucial because working memory has its limits. It is believed now that average person can hold about four (plus or minus two) individual concepts in memory. Previously it was believed that the average is seven concepts.</text:p>
      <text:p text:style-name="P2">Chunks are formed in three steps:</text:p>
      <text:list xml:id="list42975024" text:style-name="L1">
        <text:list-item>
          <text:p text:style-name="P3">Focusing attention on information</text:p>
        </text:list-item>
        <text:list-item>
          <text:p text:style-name="P3">Understanding basic idea</text:p>
        </text:list-item>
        <text:list-item>
          <text:p text:style-name="P3">Gaining context how and when to use it</text:p>
        </text:list-item>
      </text:list>
      <text:h text:style-name="Heading_20_3" text:outline-level="3">Memory</text:h>
      <text:p text:style-name="P5">Memory is the process in which information is encoded, stored and retrieved. There are two main systems of memory that we are interested in:</text:p>
      <text:list xml:id="list1541668962" text:style-name="L2">
        <text:list-item>
          <text:p text:style-name="P6">Sensory memory</text:p>
          <text:p text:style-name="P4">It holds information for less than one second after an item is perceived. It is considered out of control and automatic. It is believed that it cannot be prolonged via rehearsal. It holds stimuli that our senses chose not to ignore and it is minority of those. Prevalent amount of stimuli <text:span text:style-name="T1">is</text:span> ignored otherwise our minds would be deluged with constant current of irrelevant information.</text:p>
          <text:p text:style-name="P7">It takes intent focus to store information from sensory to short-term memory and is essential for process of perception.</text:p>
        </text:list-item>
        <text:list-item>
          <text:p text:style-name="P6">Short-term memory</text:p>
          <text:p text:style-name="P7">Also called working memory. It holds what person is immediately and consciously processing in his/her mind. It can be compared to inefficient mental blackboard because it has limited capacity and endurance. Small distraction is enough to erase its content. Using computer analogy it can be compared to RAM memory, the one that disappears when computer is switched off.</text:p>
        </text:list-item>
        <text:list-item>
          <text:p text:style-name="P6">Long-term memory</text:p>
          <text:p text:style-name="P7">It can store much larger quantities of information and potentially permanently. When piece of information is put into permanent memory it can be recalled after person went to sleep and woke up. It is possible to preserve this memory until persons death although this memory may also fade with age especially if it is not used. It can be compared to storage warehouse. Using computer analogy it can be compared to disk memory, the one that does not disappear when computer is switched off.</text:p>
        </text:list-item>
      </text:list>
      <text:h text:style-name="Heading_20_3" text:outline-level="3">Key techniques proven by research to help students learn most effectively</text:h>
      <text:p text:style-name="Standard">Key techniques are:</text:p>
      <text:list xml:id="list133703725" text:style-name="L3">
        <text:list-item>
          <text:p text:style-name="P1"><text:soft-page-break/>Shifting between focused and diffuse modes of operation</text:p>
        </text:list-item>
        <text:list-item>
          <text:p text:style-name="P1">Avoiding <text:span text:style-name="T1">Einstellung</text:span> effect</text:p>
        </text:list-item>
        <text:list-item>
          <text:p text:style-name="P1">Avoiding procrastination</text:p>
        </text:list-item>
        <text:list-item>
          <text:p text:style-name="P1">Using Pomodoro technique</text:p>
        </text:list-item>
        <text:list-item>
          <text:p text:style-name="P1">Getting enough sleep</text:p>
        </text:list-item>
        <text:list-item>
          <text:p text:style-name="P1">Chunking</text:p>
        </text:list-item>
        <text:list-item>
          <text:p text:style-name="P1">Avoiding illusions of competence</text:p>
        </text:list-item>
        <text:list-item>
          <text:p text:style-name="P1">Using recall</text:p>
        </text:list-item>
        <text:list-item>
          <text:p text:style-name="P1">Deliberate practice</text:p>
        </text:list-item>
        <text:list-item>
          <text:p text:style-name="P1">Spaced repetition</text:p>
        </text:list-item>
        <text:list-item>
          <text:p text:style-name="P1">Testing</text:p>
        </text:list-item>
        <text:list-item>
          <text:p text:style-name="P1">Synthesizing using Your own words</text:p>
        </text:list-item>
        <text:list-item>
          <text:p text:style-name="P1">Trying again on failure</text:p>
        </text:list-item>
        <text:list-item>
          <text:p text:style-name="P1">Interleaving</text:p>
        </text:list-item>
        <text:list-item>
          <text:p text:style-name="P1">Avoiding overlearning</text:p>
        </text:list-item>
        <text:list-item>
          <text:p text:style-name="P1">Focusing on the process not the product</text:p>
        </text:list-item>
        <text:list-item>
          <text:p text:style-name="P1">Using subconscious processes</text:p>
        </text:list-item>
        <text:list-item>
          <text:p text:style-name="P1">Starting with hardest and most unpleasant part</text:p>
        </text:list-item>
        <text:list-item>
          <text:p text:style-name="P1">Starting early</text:p>
        </text:list-item>
        <text:list-item>
          <text:p text:style-name="P1">Using task lists and planner journal</text:p>
        </text:list-item>
        <text:list-item>
          <text:p text:style-name="P1">Not restricting Yourself to what You feel good and comfortable wit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8T20:27:10</meta:creation-date>
    <meta:generator>LibreOffice/3.5$Linux_X86_64 LibreOffice_project/350m1$Build-2</meta:generator>
    <dc:date>2015-01-28T22:07:09</dc:date>
    <meta:editing-duration>PT1H35M41S</meta:editing-duration>
    <meta:editing-cycles>41</meta:editing-cycles>
    <meta:document-statistic meta:table-count="0" meta:image-count="0" meta:object-count="0" meta:page-count="2" meta:paragraph-count="40" meta:word-count="491" meta:character-count="2921" meta:non-whitespace-character-count="2501"/>
  </office:meta>
</office:document-meta>
</file>